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59cm" svg:y="3.742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205cm" svg:height="0.962cm" svg:x="9.359cm" svg:y="7.333cm">
          <draw:text-box>
            <text:p>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40:59.558511134</dc:date>
    <dc:creator>elucterio </dc:creator>
    <meta:editing-duration>PT17M7S</meta:editing-duration>
    <meta:editing-cycles>4</meta:editing-cycles>
    <meta:generator>LibreOffice/4.2.8.2$Linux_X86_64 LibreOffice_project/420m0$Build-2</meta:generator>
    <meta:document-statistic meta:object-count="8"/>
  </office:meta>
</office:document-meta>
</file>